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/>
    </style:style>
    <style:style style:name="gr2" style:family="graphic" style:parent-style-name="standard">
      <style:graphic-properties draw:stroke="none" svg:stroke-color="#000000" draw:fill="none" draw:fill-color="#ffffff" fo:min-height="6.227cm"/>
    </style:style>
    <style:style style:name="gr3" style:family="graphic" style:parent-style-name="standard">
      <style:graphic-properties draw:stroke="none" svg:stroke-color="#000000" draw:fill="none" draw:fill-color="#ffffff" fo:min-height="6.227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2.29cm" fo:min-width="19.09cm"/>
    </style:style>
    <style:style style:name="gr5" style:family="graphic" style:parent-style-name="standard">
      <style:graphic-properties draw:stroke="none" svg:stroke-color="#000000" draw:fill="none" draw:fill-color="#ffffff" fo:min-height="1.19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598cm"/>
    </style:style>
    <style:style style:name="gr8" style:family="graphic" style:parent-style-name="standard">
      <style:graphic-properties draw:fill-color="#f79448" draw:textarea-horizontal-align="justify" draw:textarea-vertical-align="middle" draw:auto-grow-height="false" fo:min-height="6.989cm" fo:min-width="15.756cm"/>
    </style:style>
    <style:style style:name="gr9" style:family="graphic" style:parent-style-name="standard">
      <style:graphic-properties draw:textarea-horizontal-align="justify" draw:textarea-vertical-align="middle" draw:auto-grow-height="false" fo:min-height="11.688cm" fo:min-width="7.374cm"/>
    </style:style>
    <style:style style:name="gr10" style:family="graphic" style:parent-style-name="standard">
      <style:graphic-properties draw:textarea-horizontal-align="justify" draw:textarea-vertical-align="middle" draw:auto-grow-height="false" fo:min-height="11.688cm" fo:min-width="7.247cm"/>
    </style:style>
    <style:style style:name="gr11" style:family="graphic" style:parent-style-name="standard">
      <style:graphic-properties draw:textarea-horizontal-align="justify" draw:textarea-vertical-align="middle" draw:auto-grow-height="false" fo:min-height="19.816cm" fo:min-width="10.549cm"/>
    </style:style>
    <style:style style:name="gr12" style:family="graphic" style:parent-style-name="standard">
      <style:graphic-properties draw:stroke="none" svg:stroke-color="#000000" draw:fill="none" draw:fill-color="#ffffff" fo:min-height="2.059cm"/>
    </style:style>
    <style:style style:name="gr13" style:family="graphic" style:parent-style-name="standard">
      <style:graphic-properties draw:textarea-horizontal-align="justify" draw:textarea-vertical-align="middle" draw:auto-grow-height="false" fo:min-height="10.926cm" fo:min-width="7.374cm"/>
    </style:style>
    <style:style style:name="gr14" style:family="graphic" style:parent-style-name="standard">
      <style:graphic-properties draw:textarea-horizontal-align="justify" draw:textarea-vertical-align="middle" draw:auto-grow-height="false" fo:min-height="5.211cm" fo:min-width="7.374cm"/>
    </style:style>
    <style:style style:name="gr15" style:family="graphic" style:parent-style-name="standard">
      <style:graphic-properties draw:textarea-horizontal-align="justify" draw:textarea-vertical-align="middle" draw:auto-grow-height="false" fo:min-height="5.084cm" fo:min-width="7.374cm"/>
    </style:style>
    <style:style style:name="P1" style:family="paragraph">
      <loext:graphic-properties draw:fill="none" draw:fill-color="#ffffff"/>
      <style:text-properties fo:font-size="54pt" style:font-size-asian="54pt" style:font-size-complex="54pt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79448"/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08cm" svg:height="2.286cm" svg:x="3.413cm" svg:y="1.127cm">
          <draw:text-box>
            <text:p><text:span text:style-name="T1">Jetta Fan Club</text:span></text:p>
          </draw:text-box>
        </draw:frame>
        <draw:frame draw:style-name="gr2" draw:text-style-name="P2" draw:layer="layout" svg:width="17.653cm" svg:height="6.477cm" svg:x="2.143cm" svg:y="4.683cm">
          <draw:text-box>
            <text:p/>
          </draw:text-box>
        </draw:frame>
        <draw:frame draw:style-name="gr3" draw:text-style-name="P3" draw:layer="layout" svg:width="17.78cm" svg:height="6.477cm" svg:x="1.381cm" svg:y="3.667cm">
          <draw:text-box>
            <text:p>Will include:</text:p>
            <text:p>2014 Jetta SE</text:p>
            <text:p>Pictures</text:p>
            <text:p>Stats</text:p>
            <text:p>Links to car parts</text:p>
            <text:p>Links to cars for sale</text:p>
          </draw:text-box>
        </draw:frame>
      </draw:page>
      <draw:page draw:name="page2" draw:style-name="dp1" draw:master-page-name="Default">
        <draw:custom-shape draw:style-name="gr4" draw:text-style-name="P4" draw:layer="layout" svg:width="19.59cm" svg:height="2.54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86cm" svg:height="1.445cm" svg:x="1.254cm" svg:y="1.381cm">
          <draw:text-box>
            <text:p>VW Logo</text:p>
          </draw:text-box>
        </draw:frame>
        <draw:frame draw:style-name="gr6" draw:text-style-name="P3" draw:layer="layout" svg:width="2.794cm" svg:height="1.016cm" svg:x="4.048cm" svg:y="1.635cm">
          <draw:text-box>
            <text:p>Home</text:p>
          </draw:text-box>
        </draw:frame>
        <draw:frame draw:style-name="gr6" draw:text-style-name="P3" draw:layer="layout" svg:width="3.048cm" svg:height="1.016cm" svg:x="6.715cm" svg:y="1.635cm">
          <draw:text-box>
            <text:p>Car List</text:p>
          </draw:text-box>
        </draw:frame>
        <draw:frame draw:style-name="gr7" draw:text-style-name="P3" draw:layer="layout" svg:width="2.921cm" svg:height="0.848cm" svg:x="10.144cm" svg:y="1.635cm">
          <draw:text-box>
            <text:p>About</text:p>
          </draw:text-box>
        </draw:frame>
        <draw:custom-shape draw:style-name="gr8" draw:text-style-name="P6" draw:layer="layout" svg:width="16.256cm" svg:height="7.239cm" svg:x="2.778cm" svg:y="5.318cm">
          <text:p text:style-name="P5">Slide Show of Volkswagen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874cm" svg:height="11.938cm" svg:x="2.778cm" svg:y="13.7cm">
          <text:p text:style-name="P5">Recent Pos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747cm" svg:height="11.938cm" svg:x="11.414cm" svg:y="13.7cm">
          <text:p text:style-name="P5">VW New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4" draw:layer="layout" svg:width="19.59cm" svg:height="2.54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86cm" svg:height="1.445cm" svg:x="1.255cm" svg:y="1.382cm">
          <draw:text-box>
            <text:p>VW Logo</text:p>
          </draw:text-box>
        </draw:frame>
        <draw:frame draw:style-name="gr6" draw:text-style-name="P3" draw:layer="layout" svg:width="2.794cm" svg:height="1.016cm" svg:x="4.049cm" svg:y="1.636cm">
          <draw:text-box>
            <text:p>Home</text:p>
          </draw:text-box>
        </draw:frame>
        <draw:frame draw:style-name="gr6" draw:text-style-name="P3" draw:layer="layout" svg:width="3.048cm" svg:height="1.016cm" svg:x="6.716cm" svg:y="1.636cm">
          <draw:text-box>
            <text:p>Car List</text:p>
          </draw:text-box>
        </draw:frame>
        <draw:frame draw:style-name="gr7" draw:text-style-name="P3" draw:layer="layout" svg:width="2.921cm" svg:height="0.848cm" svg:x="10.145cm" svg:y="1.636cm">
          <draw:text-box>
            <text:p>About</text:p>
          </draw:text-box>
        </draw:frame>
        <draw:custom-shape draw:style-name="gr11" draw:text-style-name="P5" draw:layer="layout" svg:width="11.049cm" svg:height="20.066cm" svg:x="5.826cm" svg:y="5.064cm">
          <text:p text:style-name="P5">Car Links in alphabetical orde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" draw:text-style-name="P4" draw:layer="layout" svg:width="19.59cm" svg:height="2.54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86cm" svg:height="1.445cm" svg:x="1.255cm" svg:y="1.382cm">
          <draw:text-box>
            <text:p>VW Logo</text:p>
          </draw:text-box>
        </draw:frame>
        <draw:frame draw:style-name="gr6" draw:text-style-name="P3" draw:layer="layout" svg:width="2.794cm" svg:height="1.016cm" svg:x="4.049cm" svg:y="1.636cm">
          <draw:text-box>
            <text:p>Home</text:p>
          </draw:text-box>
        </draw:frame>
        <draw:frame draw:style-name="gr6" draw:text-style-name="P3" draw:layer="layout" svg:width="3.048cm" svg:height="1.016cm" svg:x="6.716cm" svg:y="1.636cm">
          <draw:text-box>
            <text:p>Car List</text:p>
          </draw:text-box>
        </draw:frame>
        <draw:frame draw:style-name="gr7" draw:text-style-name="P3" draw:layer="layout" svg:width="2.921cm" svg:height="0.848cm" svg:x="10.145cm" svg:y="1.636cm">
          <draw:text-box>
            <text:p>About</text:p>
          </draw:text-box>
        </draw:frame>
        <draw:frame draw:style-name="gr12" draw:text-style-name="P1" draw:layer="layout" svg:width="13.208cm" svg:height="2.309cm" svg:x="4.302cm" svg:y="4.787cm">
          <draw:text-box>
            <text:p><text:span text:style-name="T1">2014 Jetta SE</text:span></text:p>
          </draw:text-box>
        </draw:frame>
        <draw:custom-shape draw:style-name="gr8" draw:text-style-name="P6" draw:layer="layout" svg:width="16.256cm" svg:height="7.239cm" svg:x="2.651cm" svg:y="7.35cm">
          <text:p text:style-name="P5">Slide Show of Jetta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874cm" svg:height="11.176cm" svg:x="2.524cm" svg:y="15.097cm">
          <text:p text:style-name="P5">Stat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7.874cm" svg:height="5.461cm" svg:x="10.906cm" svg:y="15.097cm">
          <text:p text:style-name="P5">Jettas for sal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7.874cm" svg:height="5.334cm" svg:x="10.779cm" svg:y="20.939cm">
          <text:p text:style-name="P5">Jetta Car Parts for sa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21:45:32.397874703</meta:creation-date>
    <dc:date>2019-03-21T19:42:25.449390169</dc:date>
    <meta:editing-duration>PT1H4M17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